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ddad3" officeooo:paragraph-rsid="001ddad3" style:font-size-asian="16pt" style:font-size-complex="16pt"/>
    </style:style>
    <style:style style:name="P2" style:family="paragraph" style:parent-style-name="Standard">
      <style:text-properties fo:font-size="16pt" officeooo:rsid="001ddad3" officeooo:paragraph-rsid="00204106" style:font-size-asian="16pt" style:font-size-complex="16pt"/>
    </style:style>
    <style:style style:name="P3" style:family="paragraph" style:parent-style-name="Standard">
      <style:text-properties fo:font-size="16pt" officeooo:paragraph-rsid="002eac16" style:font-size-asian="16pt" style:font-size-complex="16pt"/>
    </style:style>
    <style:style style:name="P4" style:family="paragraph" style:parent-style-name="Standard">
      <style:text-properties fo:font-size="16pt" officeooo:paragraph-rsid="001ddad3" style:font-size-asian="16pt" style:font-size-complex="16pt"/>
    </style:style>
    <style:style style:name="P5" style:family="paragraph" style:parent-style-name="Standard">
      <style:text-properties fo:font-size="16pt" officeooo:paragraph-rsid="002774a0" style:font-size-asian="16pt" style:font-size-complex="16pt"/>
    </style:style>
    <style:style style:name="P6" style:family="paragraph" style:parent-style-name="Standard">
      <style:text-properties fo:font-size="16pt" officeooo:rsid="002774a0" officeooo:paragraph-rsid="002774a0" style:font-size-asian="16pt" style:font-size-complex="16pt"/>
    </style:style>
    <style:style style:name="P7" style:family="paragraph" style:parent-style-name="Standard">
      <style:text-properties fo:font-size="16pt" officeooo:rsid="002829a0" officeooo:paragraph-rsid="0029b546" style:font-size-asian="16pt" style:font-size-complex="16pt"/>
    </style:style>
    <style:style style:name="P8" style:family="paragraph" style:parent-style-name="Standard">
      <style:text-properties fo:font-size="16pt" officeooo:paragraph-rsid="002b30a9" style:font-size-asian="16pt" style:font-size-complex="16pt"/>
    </style:style>
    <style:style style:name="P9" style:family="paragraph" style:parent-style-name="Standard">
      <style:text-properties fo:font-size="16pt" officeooo:rsid="002b30a9" officeooo:paragraph-rsid="002b30a9" style:font-size-asian="16pt" style:font-size-complex="16pt"/>
    </style:style>
    <style:style style:name="P10" style:family="paragraph" style:parent-style-name="Standard">
      <style:text-properties fo:font-size="16pt" officeooo:rsid="002b30a9" officeooo:paragraph-rsid="002bc7c8" style:font-size-asian="16pt" style:font-size-complex="16pt"/>
    </style:style>
    <style:style style:name="P11" style:family="paragraph" style:parent-style-name="Standard">
      <style:text-properties fo:font-size="16pt" officeooo:rsid="002bc7c8" officeooo:paragraph-rsid="002bc7c8" style:font-size-asian="16pt" style:font-size-complex="16pt"/>
    </style:style>
    <style:style style:name="P12" style:family="paragraph" style:parent-style-name="Standard">
      <style:text-properties fo:font-size="16pt" officeooo:rsid="002bc7c8" officeooo:paragraph-rsid="002d9dfe" style:font-size-asian="16pt" style:font-size-complex="16pt"/>
    </style:style>
    <style:style style:name="P13" style:family="paragraph" style:parent-style-name="Standard">
      <style:text-properties fo:font-size="16pt" officeooo:rsid="002d9dfe" officeooo:paragraph-rsid="002d9dfe" style:font-size-asian="16pt" style:font-size-complex="16pt"/>
    </style:style>
    <style:style style:name="P14" style:family="paragraph" style:parent-style-name="Standard">
      <style:text-properties officeooo:paragraph-rsid="002ffabc"/>
    </style:style>
    <style:style style:name="P15" style:family="paragraph" style:parent-style-name="Standard">
      <style:text-properties officeooo:rsid="002ffabc" officeooo:paragraph-rsid="002ffabc"/>
    </style:style>
    <style:style style:name="P16" style:family="paragraph" style:parent-style-name="Standard">
      <style:text-properties officeooo:rsid="0030166c" officeooo:paragraph-rsid="0030166c"/>
    </style:style>
    <style:style style:name="P17" style:family="paragraph" style:parent-style-name="Standard">
      <style:text-properties officeooo:rsid="00317bb5" officeooo:paragraph-rsid="00317bb5"/>
    </style:style>
    <style:style style:name="T1" style:family="text">
      <style:text-properties officeooo:rsid="001ddad3"/>
    </style:style>
    <style:style style:name="T2" style:family="text">
      <style:text-properties officeooo:rsid="001f5caf"/>
    </style:style>
    <style:style style:name="T3" style:family="text">
      <style:text-properties officeooo:rsid="00204106"/>
    </style:style>
    <style:style style:name="T4" style:family="text">
      <style:text-properties officeooo:rsid="002513c6"/>
    </style:style>
    <style:style style:name="T5" style:family="text">
      <style:text-properties officeooo:rsid="0029b546"/>
    </style:style>
    <style:style style:name="T6" style:family="text">
      <style:text-properties officeooo:rsid="002bc7c8"/>
    </style:style>
    <style:style style:name="T7" style:family="text">
      <style:text-properties officeooo:rsid="002d9dfe"/>
    </style:style>
    <style:style style:name="T8" style:family="text">
      <style:text-properties officeooo:rsid="002eac16"/>
    </style:style>
    <style:style style:name="T9" style:family="text">
      <style:text-properties fo:font-size="16pt" style:font-size-asian="16pt" style:font-size-complex="16pt"/>
    </style:style>
    <style:style style:name="T10" style:family="text">
      <style:text-properties fo:font-size="16pt" officeooo:rsid="002eac16" style:font-size-asian="16pt" style:font-size-complex="16pt"/>
    </style:style>
    <style:style style:name="T11" style:family="text">
      <style:text-properties fo:font-size="16pt" officeooo:rsid="001f5caf" style:font-size-asian="16pt" style:font-size-complex="16pt"/>
    </style:style>
    <style:style style:name="T12" style:family="text">
      <style:text-properties fo:font-size="16pt" officeooo:rsid="002ffabc" style:font-size-asian="16pt" style:font-size-complex="16pt"/>
    </style:style>
    <style:style style:name="T13" style:family="text">
      <style:text-properties fo:font-size="16pt" officeooo:rsid="002bc7c8" style:font-size-asian="16pt" style:font-size-complex="16pt"/>
    </style:style>
    <style:style style:name="T14" style:family="text">
      <style:text-properties fo:font-size="16pt" officeooo:rsid="00317bb5" style:font-size-asian="16pt" style:font-size-complex="16pt"/>
    </style:style>
    <style:style style:name="T15" style:family="text">
      <style:text-properties officeooo:rsid="002ffa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C63 A3</text:p>
      <text:p text:style-name="P1">1</text:p>
      <text:p text:style-name="P3"><text:span text:style-name="T1">a. To show this problem is in NP, our verifier takes </text:span>a set F of n faculty members, each having a printer schedule,<text:span text:style-name="T8">a subset of F which means the approved faculty members and k.Then first check if any two members in <text:s/>the subset of F have any overlab in time and if the number of elements of subset greater than k. Thus the verification is done in polynomial time.So this problem is in NP.</text:span></text:p>
      <text:p text:style-name="P14"><text:span text:style-name="T10">b.</text:span><text:span text:style-name="T11">Next we need to prove this problem is NP-hard, and what I do is giving a reduction from Independent-Set.our goal is the following: Given a graph, and I will contruct </text:span>a set F of faculty members <text:span text:style-name="T15">and a number k.And this problem says yes if and only if <text:s/></text:span><text:span text:style-name="T11">Independent-Set </text:span><text:span text:style-name="T12">Problem says yes.</text:span></text:p>
      <text:p text:style-name="P15"><text:span text:style-name="T9">Proof:</text:span></text:p>
      <text:p text:style-name="P15"><text:span text:style-name="T9"><text:s text:c="7"/></text:span><text:span text:style-name="T13">Given a graph G(V,E), then construct as follow: </text:span><text:span text:style-name="T9">for each node v in graph, create a faculty number v.And for each edge in graph, set the 2 members corresponding to the 2 nodes related by this edge have overlap in time.</text:span></text:p>
      <text:p text:style-name="P16"><text:span text:style-name="T9">And now if the <text:s/></text:span><text:span text:style-name="T11">Independent-Set </text:span><text:span text:style-name="T12">Problem says yes, </text:span><text:span text:style-name="T9">which means we can find <text:s/>a set of vertex S of size k.And if we pick the memebers <text:s/></text:span><text:span text:style-name="T12">corresponding </text:span><text:span text:style-name="T9">to elements of S,we will found any two of these memebers will not have overlap in time, because base our design,the 2 members have overlap in time if these 2 nodes are related by a edge.And as chosing the S by </text:span><text:span text:style-name="T11">Independent-Set </text:span><text:span text:style-name="T9">algorithm, any of 2 nodes inside will not have related node and the size is k.Thus we can choose k’ = k-1,then </text:span><text:span text:style-name="T14">picking the members corresponding the elements in S,and the number of member will &gt;=k.So our construction works.</text:span></text:p>
      <text:p text:style-name="P17"><text:span text:style-name="T14">T</text:span><text:span text:style-name="T9">hen we want to should if our construction work,if <text:s/></text:span><text:span text:style-name="T11">Independent-Set </text:span><text:span text:style-name="T12">Problem says yes.</text:span></text:p>
      <text:p text:style-name="P4"><text:span text:style-name="T1">2.</text:span></text:p>
      <text:p text:style-name="P1">a. <text:span text:style-name="T2">To show this problem is in NP, our verifier takes a graph(V,E) with weights we on its edges e “belong” E and a set of vertices S, and will check if the vertices form a cycle and if the weight equal 0.Thus the verification is done in polynomial time.So this problem is in NP.</text:span></text:p>
      <text:p text:style-name="P2"><text:s/><text:span text:style-name="T2">b. Next we need to prove this problem is NP-hard, and what I do is giving a reduction from Subset-Sum.Our goal is the following: Given a</text:span> <text:span text:style-name="T3">set of Integer S,and I will produce a weoghted directed graph G(V,E), and can get a cycyle with 0 weight if and only if I can <text:s/>find a subset of S whose sum equal 0.</text:span></text:p>
      <text:p text:style-name="P2"><text:soft-page-break/><text:span text:style-name="T3">Proof:</text:span></text:p>
      <text:p text:style-name="P5"><text:span text:style-name="T1"><text:s text:c="7"/>Given a set of Integers S = {a1,a2...an}, then construct the graph as follow: for each integer, create 2 vertex xi and yi,then add a edge from xi to yi whose weight is ai.And then for each yi , create a edge from yi to each xj (i != j) whose weight is 0.And also for each yi , create a edge from yi to each xj (i != j) whose weight is 0.</text:span></text:p>
      <text:p text:style-name="P5"><text:span text:style-name="T1">And now if we get a subset S’ of S <text:s/>and the sum of subset is exactly 0.We construct <text:s/>a cycle </text:span>by picking all edges (vi , ui) corresponds to the element<text:span text:style-name="T4">s</text:span> in S’ and connect those edges by those zero weight edges and finally obtain a zero weight cycle.</text:p>
      <text:p text:style-name="P6">Then suppose we can get a cycle with 0 weight from graph, we can pick the elements from S corresponds to the edges from my cycle, and the sum of subset is 0 for sure because my construction.</text:p>
      <text:p text:style-name="P5"><text:span text:style-name="T4">Thus this problem is at least as hard as subset sum problem.And since <text:s/>subset sum problem is NP-complete,this problem is NP-complete.</text:span></text:p>
      <text:p text:style-name="P1">3.</text:p>
      <text:p text:style-name="P7">To show this problem is in NP, <text:span text:style-name="T5">our verifer will check if there is a pair of conflicting containers in the same truck and if the sum of containers of all trucks equal the number of containers.Thus the verification is done in polynomial time.So this problem is in NP.</text:span></text:p>
      <text:p text:style-name="P8"><text:span text:style-name="T1"><text:s/>b. Next we need to prove this problem is NP-hard, and what I do is giving a reduction from </text:span>GRAPH 3-COLOURING<text:span text:style-name="T2">.our goal is the following: Given a graph, and I will contruct the containers,trucks and the list of pair of conflicting containers. And what I construct can work if and only if GRAPH 3-COLOURING accepts.</text:span></text:p>
      <text:p text:style-name="P9">Proof:</text:p>
      <text:p text:style-name="P10"><text:s text:c="3"/><text:span text:style-name="T6">Given a graph G(V,E), then construct as follow: for each node v in graph,create a container v.for each edge between u and v, create a pair of conflicting containers &lt;u,v&gt;.For each of 3 colors, create a truck.So there are 3 trucks and set the capacity to n = |V|.</text:span></text:p>
      <text:p text:style-name="P11">And now if the <text:s/><text:span text:style-name="T2">GRAPH 3-COLOURING </text:span>accepts on the graph, our construction should work. The same color nodes mean the corresponding containers are on the same truck,and the nodes which related by a edge mean there are conflicting.And by the definition, if there are 2 nodes with same color , there will not be a edge between, which means for any conflicting pairs node,they will not be on the same truck.<text:span text:style-name="T7">And there is not truck with </text:span><text:soft-page-break/><text:span text:style-name="T7">more containers than its capacity,since the capacity equal the number of all containers.So </text:span>our construction works.</text:p>
      <text:p text:style-name="P13">And then if our construction works, since the conflicting containers cannot be placed on the same truck,in graph, the nodes related by a edge cannot belong to the same color.So <text:s/><text:span text:style-name="T2">GRAPH 3-COLOURING </text:span>says yes.</text:p>
      <text:p text:style-name="P12"><text:span text:style-name="T4">Thus this problem is at least as hard as GRAPH 3-COLOURING problem.And since <text:s/>GRAPH 3-COLOURING problem is NP-complete,this problem is NP-complet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3:46:27.952102497</meta:creation-date>
    <dc:date>2017-03-17T18:48:43.293961070</dc:date>
    <meta:editing-duration>PT15M24S</meta:editing-duration>
    <meta:editing-cycles>2</meta:editing-cycles>
    <meta:generator>LibreOffice/5.1.6.2$Linux_X86_64 LibreOffice_project/10m0$Build-2</meta:generator>
    <meta:document-statistic meta:table-count="0" meta:image-count="0" meta:object-count="0" meta:page-count="3" meta:paragraph-count="24" meta:word-count="895" meta:character-count="4840" meta:non-whitespace-character-count="3937"/>
  </office:meta>
</office:document-meta>
</file>